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MT" svg:font-family="ArialMT" style:font-family-generic="swiss"/>
    <style:font-face style:name="LucidaSansUnicode" svg:font-family="LucidaSansUnicode" style:font-family-generic="swiss"/>
    <style:font-face style:name="MS-Mincho" svg:font-family="MS-Mincho" style:font-family-generic="swiss"/>
    <style:font-face style:name="OpenSymbol" svg:font-family="OpenSymbol" style:font-family-generic="swiss"/>
    <style:font-face style:name="Tahoma" svg:font-family="Tahoma" style:font-family-generic="swiss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MT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4" style:family="paragraph" style:parent-style-name="Standard">
      <style:paragraph-properties fo:text-align="start" style:justify-single-word="false"/>
      <style:text-properties style:font-name="Tahoma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Tahoma" fo:font-size="9pt" style:font-size-asian="9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style:font-size-asian="9pt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font-name="ArialMT" fo:font-size="10pt" style:font-size-asian="10pt"/>
    </style:style>
    <style:style style:name="T2" style:family="text">
      <style:text-properties style:font-name="ArialMT" fo:font-size="9pt" style:font-size-asian="9pt"/>
    </style:style>
    <style:style style:name="T3" style:family="text">
      <style:text-properties style:font-name="Tahoma" fo:font-size="12pt" style:font-size-asian="12pt"/>
    </style:style>
    <style:style style:name="T4" style:family="text">
      <style:text-properties style:font-name="Tahoma" fo:font-size="9pt" style:font-size-asian="9pt"/>
    </style:style>
    <style:style style:name="T5" style:family="text">
      <style:text-properties style:font-name="OpenSymbol" fo:font-size="12pt" style:font-size-asian="12pt"/>
    </style:style>
    <style:style style:name="T6" style:family="text">
      <style:text-properties style:font-name="MS-Mincho" fo:font-size="10pt" style:font-size-asian="10pt"/>
    </style:style>
    <style:style style:name="T7" style:family="text">
      <style:text-properties style:font-name="LucidaSansUnicod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dummy file to check correct function of the Sphider-plus PDF converter.</text:p>
      <text:p text:style-name="P3"/>
      <text:p text:style-name="P3"/>
      <text:p text:style-name="P3">Arabic windows-1256</text:p>
      <text:p text:style-name="P3"/>
      <text:p text:style-name="P4">أحتفالية, أساقفة , أستضافت , أقامت , أمس , أمسية , الثقافة , الخميس , الرابطة , الرثوذكس</text:p>
      <text:p text:style-name="P4">, العربية., الفلسطينية.., القدس, المطران, ثقافية, حسين, حنا, حيث, رئيس, رابطة, رعاية,</text:p>
      <text:p text:style-name="P1"><text:span text:style-name="T3">سبسطية, سيادة, شؤون, عاصمة, عرب, عطال, في, للروم, محمد, مساء, مفتي, مقرها, والديار,</text:span></text:p>
      <text:p text:style-name="P3"/>
      <text:p text:style-name="P3"/>
      <text:p text:style-name="P3">Chinese gb2312</text:p>
      <text:p text:style-name="P3"/>
      <text:p text:style-name="P1"><text:span text:style-name="T1">ICTCLAS</text:span><text:span text:style-name="T6">和</text:span><text:span text:style-name="T7">计 算</text:span><text:span text:style-name="T6">算</text:span><text:span text:style-name="T7">所</text:span><text:span text:style-name="T6">所</text:span><text:span text:style-name="T7">其</text:span><text:span text:style-name="T6">其</text:span><text:span text:style-name="T7">他</text:span><text:span text:style-name="T6">他</text:span><text:span text:style-name="T1">14 </text:span><text:span text:style-name="T7">项 </text:span><text:span text:style-name="T6">免</text:span><text:span text:style-name="T7">费 发 布</text:span><text:span text:style-name="T6">布</text:span><text:span text:style-name="T7">的</text:span><text:span text:style-name="T6">的</text:span><text:span text:style-name="T7">成</text:span><text:span text:style-name="T6">成</text:span><text:span text:style-name="T7">果</text:span><text:span text:style-name="T6">果</text:span><text:span text:style-name="T7">被</text:span><text:span text:style-name="T6">被</text:span><text:span text:style-name="T7">中</text:span><text:span text:style-name="T6">中</text:span><text:span text:style-name="T7">外</text:span><text:span text:style-name="T6">外</text:span><text:span text:style-name="T7">媒</text:span><text:span text:style-name="T6">媒</text:span><text:span text:style-name="T7">体</text:span><text:span text:style-name="T6">体</text:span><text:span text:style-name="T7">广</text:span><text:span text:style-name="T6">广</text:span><text:span text:style-name="T7">泛</text:span><text:span text:style-name="T6">泛</text:span><text:span text:style-name="T7">地</text:span><text:span text:style-name="T6">地</text:span><text:span text:style-name="T7">报 道</text:span><text:span text:style-name="T6">道</text:span><text:span text:style-name="T7">，</text:span><text:span text:style-name="T6">，</text:span><text:span text:style-name="T7">截</text:span><text:span text:style-name="T6">截</text:span><text:span text:style-name="T7">止</text:span><text:span text:style-name="T6">止</text:span><text:span text:style-name="T7">到</text:span><text:span text:style-name="T6">到</text:span><text:span text:style-name="T1">9</text:span><text:span text:style-name="T6">月，</text:span><text:span text:style-name="T1">ICTCLAS</text:span><text:span text:style-name="T6">被来自于中</text:span></text:p>
      <text:p text:style-name="P1"><text:span text:style-name="T6">国、日本、新加坡、</text:span><text:span text:style-name="T7">韩 国</text:span><text:span text:style-name="T6">国</text:span><text:span text:style-name="T7">、</text:span><text:span text:style-name="T6">、</text:span><text:span text:style-name="T7">美</text:span><text:span text:style-name="T6">美</text:span><text:span text:style-name="T7">国</text:span><text:span text:style-name="T6">国</text:span><text:span text:style-name="T7">以</text:span><text:span text:style-name="T6">以</text:span><text:span text:style-name="T7">及</text:span><text:span text:style-name="T6">及</text:span><text:span text:style-name="T7">其</text:span><text:span text:style-name="T6">其</text:span><text:span text:style-name="T7">他</text:span><text:span text:style-name="T6">他</text:span><text:span text:style-name="T7">国</text:span><text:span text:style-name="T6">国</text:span><text:span text:style-name="T7">家</text:span><text:span text:style-name="T6">家</text:span><text:span text:style-name="T7">和</text:span><text:span text:style-name="T6">和</text:span><text:span text:style-name="T7">地</text:span><text:span text:style-name="T6">地</text:span><text:span text:style-name="T7">区</text:span><text:span text:style-name="T6">区</text:span><text:span text:style-name="T7">的</text:span><text:span text:style-name="T6">的</text:span><text:span text:style-name="T1">30000</text:span><text:span text:style-name="T6">多位研究人</text:span><text:span text:style-name="T7">员 和</text:span><text:span text:style-name="T6">和</text:span><text:span text:style-name="T7">商</text:span><text:span text:style-name="T6">商</text:span><text:span text:style-name="T7">业 机</text:span><text:span text:style-name="T6">机</text:span><text:span text:style-name="T7">构</text:span><text:span text:style-name="T6">构</text:span><text:span text:style-name="T7">下</text:span><text:span text:style-name="T6">下</text:span><text:span text:style-name="T7">载 使</text:span><text:span text:style-name="T6">使</text:span></text:p>
      <text:p text:style-name="P1"><text:span text:style-name="T6">用。我</text:span><text:span text:style-name="T7">们 为 免</text:span><text:span text:style-name="T6">免</text:span><text:span text:style-name="T7">费 发 布</text:span><text:span text:style-name="T6">布</text:span><text:span text:style-name="T1">ICTCLAS</text:span><text:span text:style-name="T6">并能帮助用</text:span><text:span text:style-name="T7">户 解</text:span><text:span text:style-name="T6">解</text:span><text:span text:style-name="T7">决</text:span><text:span text:style-name="T6">决</text:span><text:span text:style-name="T7">中</text:span><text:span text:style-name="T6">中</text:span><text:span text:style-name="T7">文</text:span><text:span text:style-name="T6">文</text:span><text:span text:style-name="T7">词 法</text:span><text:span text:style-name="T6">法</text:span><text:span text:style-name="T7">问 题 而</text:span><text:span text:style-name="T6">而</text:span><text:span text:style-name="T7">深</text:span><text:span text:style-name="T6">深</text:span><text:span text:style-name="T7">感</text:span><text:span text:style-name="T6">感</text:span><text:span text:style-name="T7">荣</text:span><text:span text:style-name="T6">荣</text:span><text:span text:style-name="T7">幸</text:span><text:span text:style-name="T6">幸</text:span><text:span text:style-name="T7">！</text:span><text:span text:style-name="T6">！</text:span></text:p>
      <text:p text:style-name="P1"><text:span text:style-name="T7">计 </text:span><text:span text:style-name="T6">算所</text:span><text:span text:style-name="T7">汉 语 词 法</text:span><text:span text:style-name="T6">法</text:span><text:span text:style-name="T7">分</text:span><text:span text:style-name="T6">分析</text:span><text:span text:style-name="T7">析</text:span><text:span text:style-name="T6">系</text:span><text:span text:style-name="T7">系 统 </text:span><text:span text:style-name="T1">ICTCLAS</text:span><text:span text:style-name="T6">同</text:span><text:span text:style-name="T7">时 还 提</text:span><text:span text:style-name="T6">提</text:span><text:span text:style-name="T7">供</text:span><text:span text:style-name="T6">供</text:span><text:span text:style-name="T7">一</text:span><text:span text:style-name="T6">一</text:span><text:span text:style-name="T7">套</text:span><text:span text:style-name="T6">套</text:span><text:span text:style-name="T7">完</text:span><text:span text:style-name="T6">完</text:span><text:span text:style-name="T7">整</text:span><text:span text:style-name="T6">整</text:span><text:span text:style-name="T7">的</text:span><text:span text:style-name="T6">的</text:span><text:span text:style-name="T7">动 态 连 接</text:span><text:span text:style-name="T6">接</text:span><text:span text:style-name="T7">库 </text:span><text:span text:style-name="T1">ICTCLAS.dll,COM</text:span><text:span text:style-name="T7">组 </text:span><text:span text:style-name="T6">件和相</text:span><text:span text:style-name="T7">应 的</text:span><text:span text:style-name="T6">的</text:span><text:span text:style-name="T7">概</text:span><text:span text:style-name="T6">概</text:span></text:p>
      <text:p text:style-name="P1"><text:span text:style-name="T6">率</text:span><text:span text:style-name="T7">词 典</text:span><text:span text:style-name="T6">典</text:span><text:span text:style-name="T1">,</text:span><text:span text:style-name="T6">开</text:span><text:span text:style-name="T7">发 者</text:span><text:span text:style-name="T6">者</text:span><text:span text:style-name="T7">可</text:span><text:span text:style-name="T6">可</text:span><text:span text:style-name="T7">以</text:span><text:span text:style-name="T6">以</text:span><text:span text:style-name="T7">完</text:span><text:span text:style-name="T6">完</text:span><text:span text:style-name="T7">全</text:span><text:span text:style-name="T6">全</text:span><text:span text:style-name="T7">忽</text:span><text:span text:style-name="T6">忽</text:span><text:span text:style-name="T7">略</text:span><text:span text:style-name="T6">略</text:span><text:span text:style-name="T7">汉 语 词 法</text:span><text:span text:style-name="T6">法</text:span><text:span text:style-name="T7">分</text:span><text:span text:style-name="T6">分</text:span><text:span text:style-name="T7">析</text:span><text:span text:style-name="T6">析</text:span><text:span text:style-name="T7">，</text:span><text:span text:style-name="T6">，</text:span><text:span text:style-name="T7">直</text:span><text:span text:style-name="T6">直</text:span><text:span text:style-name="T7">接</text:span><text:span text:style-name="T6">接</text:span><text:span text:style-name="T7">在</text:span><text:span text:style-name="T6">在</text:span><text:span text:style-name="T7">自</text:span><text:span text:style-name="T6">自</text:span><text:span text:style-name="T7">己</text:span><text:span text:style-name="T6">己</text:span><text:span text:style-name="T7">的</text:span><text:span text:style-name="T6">的</text:span><text:span text:style-name="T7">系</text:span><text:span text:style-name="T6">系</text:span><text:span text:style-name="T7">统 中</text:span><text:span text:style-name="T6">中</text:span><text:span text:style-name="T7">调 用</text:span><text:span text:style-name="T6">用</text:span><text:span text:style-name="T1">ICTCLAS</text:span><text:span text:style-name="T6">，</text:span><text:span text:style-name="T1">ICTCLAS</text:span><text:span text:style-name="T6">可以根据需要</text:span><text:span text:style-name="T7">输</text:span></text:p>
      <text:p text:style-name="P1"><text:span text:style-name="T6">出多个高概率的</text:span><text:span text:style-name="T7">结 果</text:span><text:span text:style-name="T6">果</text:span><text:span text:style-name="T7">，</text:span><text:span text:style-name="T6">，</text:span><text:span text:style-name="T7">输 出</text:span><text:span text:style-name="T6">出</text:span><text:span text:style-name="T7">格</text:span><text:span text:style-name="T6">格</text:span><text:span text:style-name="T7">式</text:span><text:span text:style-name="T6">式</text:span><text:span text:style-name="T7">也</text:span><text:span text:style-name="T6">也</text:span><text:span text:style-name="T7">可</text:span><text:span text:style-name="T6">可</text:span><text:span text:style-name="T7">以</text:span><text:span text:style-name="T6">以</text:span><text:span text:style-name="T7">定</text:span><text:span text:style-name="T6">定</text:span><text:span text:style-name="T7">制</text:span><text:span text:style-name="T6">制</text:span><text:span text:style-name="T7">，</text:span><text:span text:style-name="T6">，</text:span><text:span text:style-name="T7">开</text:span><text:span text:style-name="T6">开</text:span><text:span text:style-name="T7">发 者</text:span><text:span text:style-name="T6">者</text:span><text:span text:style-name="T7">在</text:span><text:span text:style-name="T6">在</text:span><text:span text:style-name="T7">分</text:span><text:span text:style-name="T6">分</text:span><text:span text:style-name="T7">词 和</text:span><text:span text:style-name="T6">和</text:span><text:span text:style-name="T7">词 性</text:span><text:span text:style-name="T6">性</text:span><text:span text:style-name="T7">标 注</text:span><text:span text:style-name="T6">注</text:span><text:span text:style-name="T7">的</text:span><text:span text:style-name="T6">的</text:span><text:span text:style-name="T7">基</text:span><text:span text:style-name="T6">基</text:span><text:span text:style-name="T7">础 上</text:span><text:span text:style-name="T6">上</text:span><text:span text:style-name="T7">继 续 上</text:span><text:span text:style-name="T6">上</text:span><text:span text:style-name="T7">层 开</text:span><text:span text:style-name="T6">开</text:span><text:span text:style-name="T7">发</text:span></text:p>
      <text:p text:style-name="P3"/>
      <text:p text:style-name="P3"/>
      <text:p text:style-name="P3">Cyrillic windows-1251</text:p>
      <text:p text:style-name="P3"/>
      <text:p text:style-name="P3">ВипРаскрутка - самый дружелюбный SEO форум Рунета, все о раскрутке и оптимизации сайтов,</text:p>
      <text:p text:style-name="P3">дорвеях, заработке в интернете, партнерских программах, seo скриптах и софте</text:p>
      <text:p text:style-name="P3"/>
      <text:p text:style-name="P3"/>
      <text:p text:style-name="P3">Greek ISO-8859-7</text:p>
      <text:p text:style-name="P3"/>
      <text:p text:style-name="P6">Στοπ στην προβολή μουσικών βίντεο στη Βρετανία έβαλε σήμερα το YouTube μετά το αδιέξοδο στις</text:p>
      <text:p text:style-name="P6">διαπραγματεύσεις με τον οργανισμό είσπραξης πνευματικών δικαιωμάτων για τη μουσική</text:p>
      <text:p text:style-name="P3"/>
      <text:p text:style-name="P3"/>
      <text:p text:style-name="P3">Hebrew UTF-8</text:p>
      <text:p text:style-name="P3"/>
      <text:p text:style-name="P5">ומקיפים ומתאימים לצלמים מתחילים ללא רקע בצילום כמו גם לצלמים חובבים בעלי רקע בינוני עד מתקדם. הקורס</text:p>
      <text:p text:style-name="P5">עוסק ביסודות הצילום, הטכניים והאמנותיים, עקרונות ואמצעים ויזואליים לבניית תמונה טובה יותר וכן בתוכנת עריכת</text:p>
      <text:p text:style-name="P5">התמונות פוטושופ. ביקורת העבודות הניתנת בקורס משיעור לשיעור מאפשרת לכל אחד להתקדם בקצב אישי ולשפר את</text:p>
      <text:p text:style-name="Standard"><text:span text:style-name="T2">.</text:span><text:span text:style-name="T4">צילומיו באופן משמעות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MT" svg:font-family="ArialMT" style:font-family-generic="swiss"/>
    <style:font-face style:name="LucidaSansUnicode" svg:font-family="LucidaSansUnicode" style:font-family-generic="swiss"/>
    <style:font-face style:name="MS-Mincho" svg:font-family="MS-Mincho" style:font-family-generic="swiss"/>
    <style:font-face style:name="OpenSymbol" svg:font-family="OpenSymbol" style:font-family-generic="swiss"/>
    <style:font-face style:name="Tahoma" svg:font-family="Tahoma" style:font-family-generic="swiss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 Kellner</meta:initial-creator>
    <meta:creation-date>2016-05-13T18:08:46.670000000</meta:creation-date>
    <dc:date>2016-05-13T18:25:55.660000000</dc:date>
    <dc:creator>Rolf Kellner</dc:creator>
    <meta:editing-duration>PT4M10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23" meta:word-count="503" meta:character-count="1524" meta:non-whitespace-character-count="1326"/>
  </office:meta>
</office:document-meta>
</file>